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0b1250" officeooo:paragraph-rsid="000b1250" style:font-size-asian="28pt" style:font-weight-asian="bold" style:font-size-complex="2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cionario de tags HTML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6T17:38:20.715000000</meta:creation-date>
    <dc:date>2024-09-06T17:39:16.884000000</dc:date>
    <meta:editing-duration>PT56S</meta:editing-duration>
    <meta:editing-cycles>1</meta:editing-cycles>
    <meta:document-statistic meta:table-count="0" meta:image-count="0" meta:object-count="0" meta:page-count="1" meta:paragraph-count="2" meta:word-count="4" meta:character-count="24" meta:non-whitespace-character-count="20"/>
    <meta:generator>LibreOffice/24.2.3.2$Windows_X86_64 LibreOffice_project/433d9c2ded56988e8a90e6b2e771ee4e6a5ab2ba</meta:generator>
  </office:meta>
</office:document-meta>
</file>